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top="0cm" fo:margin-bottom="0cm" fo:line-height="100%"/>
      <style:text-properties style:font-name="Arial" style:font-name-complex="Arial"/>
    </style:style>
    <style:style style:name="P3" style:family="paragraph" style:parent-style-name="Standard">
      <style:paragraph-properties fo:margin-top="0cm" fo:margin-bottom="0cm" fo:line-height="100%"/>
      <style:text-properties style:font-name="Arial"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4" style:family="paragraph" style:parent-style-name="Standard">
      <style:paragraph-properties fo:margin-top="0cm" fo:margin-bottom="0cm" fo:line-height="100%"/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7.00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5.502cm"/>
          <style:tab-stop style:position="6.502cm"/>
          <style:tab-stop style:position="9.252cm"/>
          <style:tab-stop style:position="10.252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2cm"/>
          <style:tab-stop style:position="3cm"/>
          <style:tab-stop style:position="4.501cm"/>
          <style:tab-stop style:position="6.001cm"/>
          <style:tab-stop style:position="7.502cm"/>
          <style:tab-stop style:position="9.252cm"/>
          <style:tab-stop style:position="10.502cm"/>
          <style:tab-stop style:position="11.753cm"/>
          <style:tab-stop style:position="14.252cm"/>
        </style:tab-stops>
      </style:paragraph-properties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2.251cm"/>
        </style:tab-stops>
      </style:paragraph-properties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3.752cm"/>
          <style:tab-stop style:position="5.752cm"/>
          <style:tab-stop style:position="8.001cm"/>
          <style:tab-stop style:position="10.252cm"/>
        </style:tab-stops>
      </style:paragraph-properties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7.502cm"/>
        </style:tab-stops>
      </style:paragraph-properties>
    </style:style>
    <style:style style:name="P12" style:family="paragraph" style:parent-style-name="Standard">
      <style:paragraph-properties fo:margin-top="0cm" fo:margin-bottom="0cm" fo:line-height="100%" fo:text-align="center" style:justify-single-word="false" fo:padding-left="0.141cm" fo:padding-right="0.141cm" fo:padding-top="0.035cm" fo:padding-bottom="0.035cm" fo:border="0.018cm solid #000000" style:shadow="none"/>
      <style:text-properties style:font-name="Arial" fo:font-size="20pt" fo:font-weight="bold" style:font-size-asian="20pt" style:font-weight-asian="bold" style:font-name-complex="Arial" style:font-size-complex="20pt"/>
    </style:style>
    <style:style style:name="P13" style:family="paragraph" style:parent-style-name="Standard">
      <style:paragraph-properties fo:margin-top="0cm" fo:margin-bottom="0cm" fo:line-height="100%" fo:padding-left="0.141cm" fo:padding-right="0.141cm" fo:padding-top="0.035cm" fo:padding-bottom="0.035cm" fo:border="0.018cm solid #000000" style:shadow="none">
        <style:tab-stops>
          <style:tab-stop style:position="3.25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fo:margin-top="0cm" fo:margin-bottom="0cm" fo:line-height="100%" fo:padding-left="0.141cm" fo:padding-right="0.141cm" fo:padding-top="0.035cm" fo:padding-bottom="0.035cm" fo:border="0.018cm solid #000000" style:shadow="none">
        <style:tab-stops>
          <style:tab-stop style:position="3.251cm"/>
        </style:tab-stops>
      </style:paragraph-properties>
      <style:text-properties style:font-name="Arial" fo:font-size="12pt" fo:language="fr" fo:country="CH" style:font-size-asian="12pt" style:font-name-complex="Arial" style:font-size-complex="12pt"/>
    </style:style>
    <style:style style:name="P15" style:family="paragraph" style:parent-style-name="Standard">
      <style:paragraph-properties fo:margin-top="0cm" fo:margin-bottom="0.847cm" fo:line-height="100%"/>
      <style:text-properties style:font-name="Arial" style:font-name-complex="Arial"/>
    </style:style>
    <style:style style:name="P16" style:family="paragraph" style:parent-style-name="Standard">
      <style:paragraph-properties fo:margin-left="7.001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left="7.001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  <style:text-properties style:font-name="Arial" fo:font-size="10pt" fo:language="fr" fo:country="CH" style:font-size-asian="10pt" style:font-name-complex="Arial" style:font-size-complex="10pt"/>
    </style:style>
    <style:style style:name="P18" style:family="paragraph" style:parent-style-name="Standard">
      <style:paragraph-properties fo:margin-left="7.001cm" fo:margin-right="0cm" fo:margin-top="0cm" fo:margin-bottom="0cm" fo:line-height="100%" fo:text-indent="0cm" style:auto-text-indent="false">
        <style:tab-stops>
          <style:tab-stop style:position="0cm"/>
        </style:tab-stops>
      </style:paragraph-properties>
    </style:style>
    <style:style style:name="P19" style:family="paragraph" style:parent-style-name="Standard" style:master-page-name="MP0">
      <style:paragraph-properties fo:margin-top="0cm" fo:margin-bottom="0cm" fo:line-height="100%" style:page-number="auto" fo:break-before="page"/>
      <style:text-properties style:font-name="Arial" fo:font-size="9pt" style:font-size-asian="9pt" style:font-name-complex="Arial" style:font-size-complex="9pt"/>
    </style:style>
    <style:style style:name="P2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0pt" fo:language="fr" fo:country="CH" style:font-size-asian="10pt" style:font-name-complex="Arial" style:font-size-complex="10pt"/>
    </style:style>
    <style:style style:name="gr1" style:family="graphic">
      <style:graphic-properties draw:textarea-vertical-align="middle" fo:margin-top="0cm" fo:margin-bottom="0cm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r. med. Patrick Bodmer</text:p>
      <text:p text:style-name="P1">Rheumatologie und Physikalische Medizin FMH</text:p>
      <text:p text:style-name="P1">Theaterstrasse 1</text:p>
      <text:p text:style-name="P1">8400 Winterthur</text:p>
      <text:p text:style-name="P1">Tel: 052 213 37 77</text:p>
      <text:p text:style-name="P1">Fax: 052 213 13 57</text:p>
      <text:p text:style-name="P1">Mail: patbodmer@hin.ch</text:p>
      <text:p text:style-name="P15"/>
      <text:p text:style-name="P12">Anmeldung zur Sonographie-Untersuchung</text:p>
      <text:p text:style-name="P2"/>
      <text:p text:style-name="P13">Name:<text:tab/>[Patient.Name]</text:p>
      <text:p text:style-name="P13">Vorname:<text:tab/>[Patient.Vorname]</text:p>
      <text:p text:style-name="P13">Geburtsdatum:<text:tab/>[Patient.Geburtsdatum]</text:p>
      <text:p text:style-name="P14">Strasse:<text:tab/>[Patient.Strasse]</text:p>
      <text:p text:style-name="P14">PLZ/Ort:<text:tab/>[Patient.Plz] [Patient.Ort]</text:p>
      <text:p text:style-name="P13">Tel. P:<text:tab/>[Patient.Telefon1]</text:p>
      <text:p text:style-name="P13">Tel. G:/Nat:<text:tab/>[Patient.Telefon2]</text:p>
      <text:p text:style-name="P2"/>
      <text:p text:style-name="P7"><text:span text:style-name="Absatz-Standardschriftart"><text:span text:style-name="T1">Bitte baldmöglichst aufbieten:<text:tab/></text:span></text:span><text:span text:style-name="Absatz-Standardschriftart"><text:span text:style-name="T1"><draw:control text:anchor-type="as-char" draw:z-index="0" draw:style-name="gr1" draw:text-style-name="P20" svg:width="0.424cm" svg:height="0.318cm" draw:control="control1"/></text:span></text:span><text:span text:style-name="Absatz-Standardschriftart"><text:span text:style-name="T1"><text:tab/>notfallmässig:<text:tab/></text:span></text:span><text:span text:style-name="Absatz-Standardschriftart"><text:span text:style-name="T1"><draw:control text:anchor-type="as-char" draw:z-index="1" draw:style-name="gr1" draw:text-style-name="P20" svg:width="0.424cm" svg:height="0.318cm" draw:control="control2"/></text:span></text:span><text:span text:style-name="Absatz-Standardschriftart"><text:span text:style-name="T1"><text:tab/>hat bereits Termin am </text:span></text:span><text:span text:style-name="Absatz-Standardschriftart"><text:span text:style-name="T1"><text:text-input text:description="Text">       </text:text-input></text:span></text:span><text:span text:style-name="Absatz-Standardschriftart"><text:span text:style-name="T1">     </text:span></text:span></text:p>
      <text:p text:style-name="P2"/>
      <text:p text:style-name="P3">Gewünschte Untersuchung</text:p>
      <text:p text:style-name="P4"/>
      <text:p text:style-name="P8"><text:span text:style-name="Absatz-Standardschriftart"><text:span text:style-name="T2">Schulter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2" draw:style-name="gr1" draw:text-style-name="P20" svg:width="0.424cm" svg:height="0.318cm" draw:control="control3"/></text:span></text:span><text:span text:style-name="Absatz-Standardschriftart"><text:span text:style-name="T2"><text:tab/>Knie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5" draw:style-name="gr1" draw:text-style-name="P20" svg:width="0.424cm" svg:height="0.318cm" draw:control="control6"/></text:span></text:span><text:span text:style-name="Absatz-Standardschriftart"><text:span text:style-name="T2"><text:tab/>Hüfte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8" draw:style-name="gr1" draw:text-style-name="P20" svg:width="0.424cm" svg:height="0.318cm" draw:control="control9"/></text:span></text:span><text:span text:style-name="Absatz-Standardschriftart"><text:span text:style-name="T2"><text:tab/>OSG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10" draw:style-name="gr1" draw:text-style-name="P20" svg:width="0.424cm" svg:height="0.318cm" draw:control="control11"/></text:span></text:span><text:span text:style-name="Absatz-Standardschriftart"><text:span text:style-name="T2"><text:tab/>Handgelenk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11" draw:style-name="gr1" draw:text-style-name="P20" svg:width="0.424cm" svg:height="0.318cm" draw:control="control12"/></text:span></text:span></text:p>
      <text:p text:style-name="P8"><text:span text:style-name="Absatz-Standardschriftart"><text:span text:style-name="T2">Finger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3" draw:style-name="gr1" draw:text-style-name="P20" svg:width="0.424cm" svg:height="0.318cm" draw:control="control4"/></text:span></text:span><text:span text:style-name="Absatz-Standardschriftart"><text:span text:style-name="T2"><text:tab/>Zehen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6" draw:style-name="gr1" draw:text-style-name="P20" svg:width="0.424cm" svg:height="0.318cm" draw:control="control7"/></text:span></text:span><text:span text:style-name="Absatz-Standardschriftart"><text:span text:style-name="T2"><text:tab/>Achillessehne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9" draw:style-name="gr1" draw:text-style-name="P20" svg:width="0.424cm" svg:height="0.318cm" draw:control="control10"/></text:span></text:span><text:span text:style-name="Absatz-Standardschriftart"><text:span text:style-name="T2"><text:tab/></text:span></text:span><text:span text:style-name="Absatz-Standardschriftart"><text:span text:style-name="T2"><text:tab/>Ellbogen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12" draw:style-name="gr1" draw:text-style-name="P20" svg:width="0.424cm" svg:height="0.318cm" draw:control="control13"/></text:span></text:span></text:p>
      <text:p text:style-name="P8"><text:span text:style-name="Absatz-Standardschriftart"><text:span text:style-name="T2">rechts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4" draw:style-name="gr1" draw:text-style-name="P20" svg:width="0.424cm" svg:height="0.318cm" draw:control="control5"/></text:span></text:span><text:span text:style-name="Absatz-Standardschriftart"><text:span text:style-name="T2"><text:tab/>links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7" draw:style-name="gr1" draw:text-style-name="P20" svg:width="0.424cm" svg:height="0.318cm" draw:control="control8"/></text:span></text:span></text:p>
      <text:p text:style-name="P4"><text:text-input text:description="Text"/></text:p>
      <text:p text:style-name="P9"><text:span text:style-name="Absatz-Standardschriftart"><text:span text:style-name="T2">Weichteile<text:tab/></text:span></text:span><text:span text:style-name="Absatz-Standardschriftart"><text:span text:style-name="T2"><text:text-input text:description="Text">       </text:text-input></text:span></text:span><text:span text:style-name="Absatz-Standardschriftart"><text:span text:style-name="T2">     </text:span></text:span></text:p>
      <text:p text:style-name="P4"/>
      <text:p text:style-name="P10"><text:span text:style-name="Absatz-Standardschriftart"><text:span text:style-name="T3">Bei Indikation:</text:span></text:span><text:span text:style-name="Absatz-Standardschriftart"><text:span text:style-name="T2"><text:tab/>Punktion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13" draw:style-name="gr1" draw:text-style-name="P20" svg:width="0.424cm" svg:height="0.318cm" draw:control="control14"/></text:span></text:span><text:span text:style-name="Absatz-Standardschriftart"><text:span text:style-name="T2"><text:tab/></text:span></text:span><text:span text:style-name="Absatz-Standardschriftart"><text:span text:style-name="T2">Infiltration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14" draw:style-name="gr1" draw:text-style-name="P20" svg:width="0.424cm" svg:height="0.318cm" draw:control="control15"/></text:span></text:span></text:p>
      <text:p text:style-name="P4"/>
      <text:p text:style-name="P4">Anamnese/Befund:</text:p>
      <text:p text:style-name="P6"><text:span text:style-name="Absatz-Standardschriftart"><text:span text:style-name="T2"><text:text-input text:description="Text">       </text:text-input></text:span></text:span><text:span text:style-name="Absatz-Standardschriftart"><text:span text:style-name="T2">     </text:span></text:span></text:p>
      <text:p text:style-name="P4"/>
      <text:p text:style-name="P4">Fragestellung:</text:p>
      <text:p text:style-name="P6"><text:span text:style-name="Absatz-Standardschriftart"><text:span text:style-name="T2"><text:text-input text:description="Text">       </text:text-input></text:span></text:span><text:span text:style-name="Absatz-Standardschriftart"><text:span text:style-name="T2">     </text:span></text:span></text:p>
      <text:p text:style-name="P4"/>
      <text:p text:style-name="P11"><text:span text:style-name="Absatz-Standardschriftart"><text:span text:style-name="T2">Bitte telefonische Befundrückmeldung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15" draw:style-name="gr1" draw:text-style-name="P20" svg:width="0.424cm" svg:height="0.318cm" draw:control="control16"/></text:span></text:span></text:p>
      <text:p text:style-name="P4"/>
      <text:p text:style-name="P4"/>
      <text:p text:style-name="P5">Datum: <text:s/>[Datum.heute]<text:tab/>Unterschrift und Stempel:</text:p>
      <text:p text:style-name="P16">[Mandant.Titel] [Mandant.Vorname] [Mandant.Name]</text:p>
      <text:p text:style-name="P17">[Mandant.Strasse]</text:p>
      <text:p text:style-name="P18"><text:span text:style-name="Absatz-Standardschriftart"><text:span text:style-name="T4">[Mandant.Plz] [Mandant.Ort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CH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Absatz-Standardschriftart" style:family="text"/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Andreas Schweizer</meta:initial-creator>
    <meta:creation-date>2016-12-12T14:39:00Z</meta:creation-date>
    <dc:date>2016-12-12T16:57:12.16</dc:date>
    <meta:editing-cycles>3</meta:editing-cycles>
    <meta:editing-duration>PT2M33S</meta:editing-duration>
    <meta:document-statistic meta:table-count="0" meta:image-count="0" meta:object-count="0" meta:page-count="1" meta:paragraph-count="32" meta:word-count="97" meta:character-count="910"/>
    <meta:template xlink:type="simple" xlink:actuate="onRequest" xlink:title="" xlink:href="Normal.dotm"/>
  </office:meta>
</office:document-meta>
</file>